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2pt" style:font-size-asian="12pt" style:font-name-complex="Arial2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9449470638256594" text:style-name="L1">
        <text:list-item>
          <text:p text:style-name="P1">Модуль сбора и хранения статистики сетевого трафика, монитора состояния оборудования</text:p>
        </text:list-item>
      </text:list>
      <text:p text:style-name="Standard"><text:tab/></text:p>
      <text:p text:style-name="Standard"><text:tab/>Модуль сбора и хранения статистики должен обеспечивать сбор статистики</text:p>
      <text:p text:style-name="Standard">о сетевом трафике (счёчики пакетов на входных и выходных интерфейсах, счетчики скорости RX, TX, счетчики ошибок), статистики о состоянии серверов: нагрузка на ядра центрального процессора, температура процессора, свободная оперативная память, свободное место на жестких дисках.</text:p>
      <text:p text:style-name="Standard"><text:tab/>Модуль должен обеспечивать хранение собранной статистики в базе данных в виде временных рядов по каждому из параметров.</text:p>
      <text:p text:style-name="Standard"><text:s/><text:tab/></text:p>
      <text:p text:style-name="Standard"/>
      <text:list xml:id="list916347064312468563" text:style-name="L2">
        <text:list-item>
          <text:p text:style-name="P2">Графический web-интерфейс управления классификатором трафика</text:p>
          <text:p text:style-name="P2"/>
        </text:list-item>
      </text:list>
      <text:p text:style-name="Standard"><text:span text:style-name="T1"><text:tab/>Модуль должен поддерживать доступ по веб-интерфейсу с авторизацией. Обеспечивать классификацию по типу приложения, стране. </text:span><text:span text:style-name="T2">Модуль должен осуществлять следующие действия с выбранным типом трафика или трафиком на определенную страну: блокировка, перенаправление на сетевой интерфейс, запись трафика в файл в формает pcap. Модуль должен взаимодействовать с модулем базы данных по HTTP-протоколу в формате JSON-RPC2.</text:span></text:p>
      <text:p text:style-name="Standard"/>
      <text:list xml:id="list7144755510925850922" text:style-name="L3">
        <text:list-item>
          <text:p text:style-name="P3">Модуль — база данных классификаторов, правил, статистики трафика, пользователей системы.</text:p>
        </text:list-item>
      </text:list>
      <text:p text:style-name="Standard"/>
      <text:p text:style-name="Standard"><text:tab/>Модуль должен содержать таблицы базы данных с классификаторами по типам протоколов и странам (GeoIP), таблицы с правилами управления, таблицы для накопления статистики, таблицы для обеспечения авторизованного доступа к системе. Модуль должен обеспечивать интерфейс через хранимые процедуры базы данных с поддержкой авторизованного доступа. Модуль должен предоставлять API по HTTP-протоколу в формате JSON-RPC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07T10:51:36</meta:creation-date>
    <meta:document-statistic meta:table-count="0" meta:image-count="0" meta:object-count="0" meta:page-count="1" meta:paragraph-count="10" meta:word-count="192" meta:character-count="1533"/>
    <dc:date>2015-05-07T11:11:22</dc:date>
    <meta:editing-duration>P0D</meta:editing-duration>
    <meta:editing-cycles>1</meta:editing-cycles>
    <meta:generator>OpenOffice/4.1.1$Unix OpenOffice.org_project/411m6$Build-9775</meta:generator>
  </office:meta>
</office:document-meta>
</file>